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a929" officeooo:paragraph-rsid="0008a929"/>
    </style:style>
    <style:style style:name="P2" style:family="paragraph" style:parent-style-name="Standard">
      <style:text-properties officeooo:rsid="000917ec" officeooo:paragraph-rsid="000917ec"/>
    </style:style>
    <style:style style:name="P3" style:family="paragraph" style:parent-style-name="Standard">
      <style:text-properties officeooo:rsid="000917ec" officeooo:paragraph-rsid="000ae9ae"/>
    </style:style>
    <style:style style:name="P4" style:family="paragraph" style:parent-style-name="Standard">
      <style:text-properties officeooo:paragraph-rsid="000ae9ae"/>
    </style:style>
    <style:style style:name="T1" style:family="text">
      <style:text-properties officeooo:rsid="000ae9ae"/>
    </style:style>
    <style:style style:name="T2" style:family="text">
      <style:text-properties fo:font-variant="normal" fo:text-transform="none" fo:color="#252525" style:font-name="sans-serif" fo:font-size="10.5pt" fo:letter-spacing="normal" fo:font-style="normal" fo:font-weight="bold"/>
    </style:style>
    <style:style style:name="T3" style:family="text">
      <style:text-properties fo:font-variant="normal" fo:text-transform="none" fo:color="#252525" fo:letter-spacing="normal"/>
    </style:style>
    <style:style style:name="T4" style:family="text">
      <style:text-properties fo:font-variant="normal" fo:text-transform="none" fo:color="#252525" fo:letter-spacing="normal" officeooo:rsid="000ae9ae"/>
    </style:style>
    <style:style style:name="T5" style:family="text">
      <style:text-properties fo:font-variant="normal" fo:text-transform="none" fo:color="#252525" fo:letter-spacing="normal" officeooo:rsid="000bce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 5421 Project 1 – Report</text:p>
      <text:p text:style-name="P1"/>
      <text:p text:style-name="P1">Member(s): </text:p>
      <text:p text:style-name="P1">Yuen Hei Chit Adrian </text:p>
      <text:p text:style-name="P1">20029090</text:p>
      <text:p text:style-name="P1"/>
      <text:p text:style-name="P1">1. Intorduction</text:p>
      <text:p text:style-name="P1"/>
      <text:p text:style-name="P1">The CVTool class are implemented to achieve feature detection by SIFT, SURF, MSER and Harris corner detection algorithms. The repair of damaged images using homography is also implemented. The computation of epipolar lines using 8 or more points is also supported. A user interface providing the visualization of the above is also developed. </text:p>
      <text:p text:style-name="P1"/>
      <text:p text:style-name="P1">2. Feature Detection</text:p>
      <text:p text:style-name="P1"/>
      <text:p text:style-name="P2">I. Scale-Invariant Feature Transform (SIFT) detector and descriptor</text:p>
      <text:p text:style-name="P3">The SIFT detector and descriptor is first proposed by </text:p>
      <text:p text:style-name="P3"/>
      <text:p text:style-name="P3"><text:span text:style-name="T1">II. Speeded-Up Robust Features (SURF) detector and descriptor</text:span></text:p>
      <text:p text:style-name="P3"/>
      <text:p text:style-name="P4"><text:span text:style-name="T1">III. </text:span><text:span text:style-name="T4">Maximally Stable Extremal Regions </text:span><text:span text:style-name="T5">(MSER) detector and descriptor</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H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7T10:13:45.307774957</meta:creation-date>
    <dc:date>2015-03-17T10:24:05.933103414</dc:date>
    <meta:editing-duration>PT3M15S</meta:editing-duration>
    <meta:editing-cycles>4</meta:editing-cycles>
    <meta:generator>LibreOffice/4.2.7.2$Linux_X86_64 LibreOffice_project/420m0$Build-2</meta:generator>
    <meta:document-statistic meta:table-count="0" meta:image-count="0" meta:object-count="0" meta:page-count="1" meta:paragraph-count="11" meta:word-count="103" meta:character-count="696" meta:non-whitespace-character-count="599"/>
  </office:meta>
</office:document-meta>
</file>